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7e3" officeooo:paragraph-rsid="000917e3"/>
    </style:style>
    <style:style style:name="P2" style:family="paragraph" style:parent-style-name="Standard">
      <style:text-properties officeooo:paragraph-rsid="000917e3"/>
    </style:style>
    <style:style style:name="P3" style:family="paragraph" style:parent-style-name="Standard">
      <style:paragraph-properties fo:break-before="page"/>
      <style:text-properties officeooo:rsid="000917e3" officeooo:paragraph-rsid="000917e3"/>
    </style:style>
    <style:style style:name="T1" style:family="text">
      <style:text-properties officeooo:rsid="000917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2. Materials and Methods Comments</text:p>
      <text:p text:style-name="P1"/>
      <text:p text:style-name="P2">1. Although I understand that the major scope of the paper is to integrate the previous work (Cope et. al. 2017) with a saccadic burst generator model and biomechanical model of the eye, the BG modeling part of the work has to be explained or atleast added as an Appendix to the enhance understanding of the model. Additionally the Cope et al. 2017 paper cited is from the archive and relevant parts of it must be presented in the current work to aid the review process.<text:line-break/><text:line-break/>2. It would be further useful if the information flow in the model is explained in a paragraph from how stimulus enters into the model, passes through different layers and how the loop ends.<text:line-break/><text:line-break/>3. Are the weights wact, wsh and wmn trained in the model, if so how and if they have been assigned how are they chosen? <text:line-break/><text:line-break/>4. The role of the dopamine parameter d which modulates input activation to D1 and D2 MSNs is not clear in the model. How does it control of switching between the pathways and dynamics in the BG? Furthermore the authors have not considered the conventional prediction error notion of dopamine and its plasticity effects in the striatum and this has to be substantiated.<text:line-break/><text:line-break/>5. The idea the weight connectivity from the deep SC to the SBG is implemented by the widening projection field is not clear for the reader. The authors mention in lines 406-407 “This led us to hypothesize that the retinotopic mapping be accompanied by an associated widening projection field such that the hill of activity in superior colliculus is invariant with position on the collicular surface”. What is the collicular surface here and given the fact that the activity is large in the SC for stimuli closer to the fovea shouldn’t the connectivity be convergent? This part is very confusing and needs further explanation. <text:line-break/><text:line-break/>6. In Eq 26 describing the channel weight connectivity from SC_deep to the SBG, the use of the exponential and the sine function seems to account for the magnification in the SC as the activity in the SBG will exponentially increase with increasing eccentricities this maintaining the invariant property. So why was there a need for a widening projection field in the previous layer? <text:line-break/><text:line-break/>7. The activity coming into SC_deep is from both the FEF and the SC_sup layers, both having a Gaussian projection. It is not clear what information do both these areas bring into the SC_deep layer and how this contributes to the building up of target luminescence in this layer.<text:line-break/><text:line-break/>8. The description of the biomechanical eye is insufficient. Firstly what type of the dynamics of the muscle models were used for the EOMs and what input from the SBG was fed into these muscles has to be clarified. <text:line-break/><text:line-break/>9. The authors say that the rotational state of the eye is used to compute the eye’s frame of reference for feedback, but this suggests that take of granted that the rotational state is available for the brain for computation. The way to estimate the rotation state would be to use the state of the EOMs (for example the length of the muscles which could be sensed by some proprioceptive receptors) to map to the eye’s reference frame.<text:line-break/><text:line-break/>10. A simple schematic of the biomechanical eye and the screen, describing their position and orientation in the Cartesian space, along with the luminescent targets would be good to enhance understanding. </text:p>
      <text:p text:style-name="P2"/>
      <text:p text:style-name="P3">Reviewer 2. Results Comments</text:p>
      <text:p text:style-name="P2"/>
      <text:p text:style-name="P2">1. In case of comparison of the current model with the Cope-Chambers-Prescott-Gurney model, it is essential that the authors provide for certain cases the results from Cope et. al. 2017 for easy visualization especially in Fig. 11.<text:line-break/><text:line-break/>2. The authors say in Lines 568-570 that “Closer to the fovea, the interaction between the foveal mask and the activity in FEF again leads to reduced input into into the basal ganglia and an increased time to achieve disinhibition in SNr”.<text:line-break/><text:line-break/>It is not clear why this is the case, however they do mention that this is explained in Cope et. al. 2017 but I do feel the necessity to explain these results for the understanding of the readers.<text:line-break/><text:line-break/>3. In the double step study, the stimuli shown in the experimental study at eccentricities 15° and 30° is significantly larger than the ones used in the simulations (8° and 12°). Why was this chosen and do the latencies match with the experimental results?<text:line-break/><text:line-break/>4. The out and return even in case of the reset of the TN activity there seems to be significant overshoot (Fig. 12c). Is this overshoot acceptable? Secondly if the activity of the TN neurons is gradually reduced instead of a reset would this overshoot become less?</text:p>
      <text:p text:style-name="P2"/>
      <text:p text:style-name="P1">Reviewer 2 Discussion Comments</text:p>
      <text:p text:style-name="P1"/>
      <text:p text:style-name="P1">1. The authors say that the need for the inhibitory feedback from the IBN neurons to the SC, FEF and thalamus is necessary for preventing unnecessary saccades which is reasonable. Was this the only way possible for achieving this? For instance, is it possible that the dynamics at the level of FEF having a strong decay factor, may lead to similar effects as seen in the study? Additionally, could the authors comment on plausibly which brainstem region could have such an eff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11-15T13:52:50.910829191</meta:creation-date>
    <dc:date>2017-11-15T13:54:42.652996846</dc:date>
    <dc:creator>Seb James</dc:creator>
    <meta:editing-duration>PT1M51S</meta:editing-duration>
    <meta:editing-cycles>1</meta:editing-cycles>
    <meta:document-statistic meta:table-count="0" meta:image-count="0" meta:object-count="0" meta:page-count="2" meta:paragraph-count="6" meta:word-count="877" meta:character-count="5088" meta:non-whitespace-character-count="4198"/>
    <meta:generator>LibreOffice/5.1.6.2$Linux_X86_64 LibreOffice_project/10m0$Build-2</meta:generator>
  </office:meta>
</office:document-meta>
</file>